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Carlito" svg:font-family="Carlito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ans-serif" svg:font-family="sans-serif"/>
  </office:font-face-decls>
  <office:automatic-styles>
    <style:style style:name="P1" style:family="paragraph" style:parent-style-name="Horizontal_20_Line">
      <style:text-properties fo:color="#000000" loext:opacity="100%"/>
    </style:style>
    <style:style style:name="P2" style:family="paragraph" style:parent-style-name="Heading_20_2">
      <style:paragraph-properties fo:margin-left="0in" fo:margin-right="0in" fo:margin-top="0in" fo:margin-bottom="0in" style:contextual-spacing="false" fo:orphans="2" fo:widows="2" fo:text-indent="0in" style:auto-text-indent="false" style:writing-mode="lr-tb"/>
      <style:text-properties fo:font-variant="normal" fo:text-transform="none" fo:color="#000000" loext:opacity="100%" style:font-name="Carlito" fo:font-size="16pt" fo:letter-spacing="normal" fo:font-style="normal" fo:font-weight="normal" officeooo:paragraph-rsid="0016068a" style:font-size-asian="16pt" style:font-size-complex="16pt" loext:padding="0in" loext:border="none"/>
    </style:style>
    <style:style style:name="P3" style:family="paragraph" style:parent-style-name="Heading_20_3">
      <style:paragraph-properties fo:margin-left="0in" fo:margin-right="0in" fo:margin-top="0in" fo:margin-bottom="0in" style:contextual-spacing="false" fo:orphans="2" fo:widows="2" fo:text-indent="0in" style:auto-text-indent="false" style:writing-mode="lr-tb"/>
      <style:text-properties fo:font-variant="normal" fo:text-transform="none" fo:color="#000000" loext:opacity="100%" style:font-name="Carlito" fo:font-size="16pt" fo:letter-spacing="normal" fo:font-style="normal" fo:font-weight="normal" officeooo:paragraph-rsid="0016068a" style:font-size-asian="16pt" style:font-size-complex="16pt" loext:padding="0in" loext:border="none"/>
    </style:style>
    <style:style style:name="P4" style:family="paragraph" style:parent-style-name="Heading_20_3">
      <style:text-properties fo:color="#000000" loext:opacity="100%"/>
    </style:style>
    <style:style style:name="P5" style:family="paragraph" style:parent-style-name="Standard">
      <style:paragraph-properties fo:margin-left="0in" fo:margin-right="0in" fo:margin-top="0in" fo:margin-bottom="0in" style:contextual-spacing="false" fo:orphans="2" fo:widows="2" fo:text-indent="0in" style:auto-text-indent="false" style:writing-mode="lr-tb"/>
      <style:text-properties fo:color="#c9211e" loext:opacity="100%" officeooo:paragraph-rsid="0016068a"/>
    </style:style>
    <style:style style:name="P6" style:family="paragraph" style:parent-style-name="Standard">
      <style:paragraph-properties fo:margin-left="0in" fo:margin-right="0in" fo:margin-top="0in" fo:margin-bottom="0in" style:contextual-spacing="false" fo:orphans="2" fo:widows="2" fo:text-indent="0in" style:auto-text-indent="false" style:writing-mode="lr-tb"/>
      <style:text-properties fo:font-variant="normal" fo:text-transform="none" fo:color="#c9211e" loext:opacity="100%" style:font-name="Carlito" fo:font-size="16pt" fo:letter-spacing="normal" fo:font-style="normal" fo:font-weight="normal" officeooo:paragraph-rsid="0016068a" style:font-size-asian="16pt" style:font-size-complex="16pt" loext:padding="0in" loext:border="none"/>
    </style:style>
    <style:style style:name="P7" style:family="paragraph" style:parent-style-name="Text_20_body" style:list-style-name="L1"/>
    <style:style style:name="P8" style:family="paragraph" style:parent-style-name="Text_20_body" style:list-style-name="L1">
      <style:paragraph-properties fo:margin-top="0in" fo:margin-bottom="0in" style:contextual-spacing="false"/>
    </style:style>
    <style:style style:name="P9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style:writing-mode="lr-tb"/>
      <style:text-properties fo:font-variant="normal" fo:text-transform="none" fo:color="#000000" loext:opacity="100%" style:font-name="Carlito" fo:font-size="16pt" fo:letter-spacing="normal" fo:font-style="normal" fo:font-weight="normal" officeooo:paragraph-rsid="0016068a" style:font-size-asian="16pt" style:font-size-complex="16pt" loext:padding="0in" loext:border="none"/>
    </style:style>
    <style:style style:name="P10" style:family="paragraph" style:parent-style-name="Text_20_body">
      <style:text-properties fo:color="#000000" loext:opacity="100%"/>
    </style:style>
    <style:style style:name="P11" style:family="paragraph" style:parent-style-name="Text_20_body">
      <style:text-properties officeooo:paragraph-rsid="00195a44"/>
    </style:style>
    <style:style style:name="P12" style:family="paragraph" style:parent-style-name="Text_20_body" style:list-style-name="L3"/>
    <style:style style:name="P13" style:family="paragraph" style:parent-style-name="Text_20_body" style:list-style-name="L3">
      <style:paragraph-properties fo:margin-top="0in" fo:margin-bottom="0in" style:contextual-spacing="false"/>
    </style:style>
    <style:style style:name="P14" style:family="paragraph" style:parent-style-name="Text_20_body">
      <style:text-properties officeooo:rsid="001aa740" officeooo:paragraph-rsid="001aa740"/>
    </style:style>
    <style:style style:name="P15" style:family="paragraph" style:parent-style-name="Text_20_body" style:list-style-name="L4"/>
    <style:style style:name="P16" style:family="paragraph" style:parent-style-name="Text_20_body" style:list-style-name="L4">
      <style:paragraph-properties fo:margin-top="0in" fo:margin-bottom="0in" style:contextual-spacing="false"/>
    </style:style>
    <style:style style:name="P17" style:family="paragraph" style:parent-style-name="Text_20_body" style:list-style-name="L5"/>
    <style:style style:name="P18" style:family="paragraph" style:parent-style-name="Text_20_body" style:list-style-name="L5">
      <style:paragraph-properties fo:margin-top="0in" fo:margin-bottom="0in" style:contextual-spacing="false"/>
    </style:style>
    <style:style style:name="P19" style:family="paragraph" style:parent-style-name="Text_20_body" style:list-style-name="L6"/>
    <style:style style:name="P20" style:family="paragraph" style:parent-style-name="Text_20_body" style:list-style-name="L6">
      <style:paragraph-properties fo:margin-top="0in" fo:margin-bottom="0in" style:contextual-spacing="false"/>
    </style:style>
    <style:style style:name="P21" style:family="paragraph" style:parent-style-name="Text_20_body" style:list-style-name="L7"/>
    <style:style style:name="P22" style:family="paragraph" style:parent-style-name="Text_20_body" style:list-style-name="L7">
      <style:paragraph-properties fo:margin-top="0in" fo:margin-bottom="0in" style:contextual-spacing="false"/>
    </style:style>
    <style:style style:name="P23" style:family="paragraph" style:parent-style-name="Text_20_body" style:list-style-name="L8"/>
    <style:style style:name="P24" style:family="paragraph" style:parent-style-name="Text_20_body" style:list-style-name="L9"/>
    <style:style style:name="P25" style:family="paragraph" style:parent-style-name="Text_20_body" style:list-style-name="L10"/>
    <style:style style:name="P26" style:family="paragraph" style:parent-style-name="Text_20_body" style:list-style-name="L10">
      <style:paragraph-properties fo:margin-top="0in" fo:margin-bottom="0in" style:contextual-spacing="false"/>
    </style:style>
    <style:style style:name="P27" style:family="paragraph" style:parent-style-name="Text_20_body" style:list-style-name="L11"/>
    <style:style style:name="P28" style:family="paragraph" style:parent-style-name="Text_20_body" style:list-style-name="L11">
      <style:paragraph-properties fo:margin-top="0in" fo:margin-bottom="0in" style:contextual-spacing="false"/>
    </style:style>
    <style:style style:name="P29" style:family="paragraph" style:parent-style-name="Text_20_body" style:list-style-name="L12"/>
    <style:style style:name="P30" style:family="paragraph" style:parent-style-name="Text_20_body" style:list-style-name="L13"/>
    <style:style style:name="P31" style:family="paragraph" style:parent-style-name="Text_20_body" style:list-style-name="L14"/>
    <style:style style:name="P32" style:family="paragraph" style:parent-style-name="Text_20_body" style:list-style-name="L14">
      <style:paragraph-properties fo:margin-top="0in" fo:margin-bottom="0in" style:contextual-spacing="false"/>
    </style:style>
    <style:style style:name="P33" style:family="paragraph" style:parent-style-name="Text_20_body" style:list-style-name="L15"/>
    <style:style style:name="P34" style:family="paragraph" style:parent-style-name="Text_20_body" style:list-style-name="L15">
      <style:paragraph-properties fo:margin-top="0in" fo:margin-bottom="0in" style:contextual-spacing="false"/>
    </style:style>
    <style:style style:name="P35" style:family="paragraph" style:parent-style-name="Text_20_body" style:list-style-name="L16"/>
    <style:style style:name="P36" style:family="paragraph" style:parent-style-name="Text_20_body" style:list-style-name="L17"/>
    <style:style style:name="P37" style:family="paragraph" style:parent-style-name="Text_20_body" style:list-style-name="L17">
      <style:paragraph-properties fo:margin-top="0in" fo:margin-bottom="0in" style:contextual-spacing="false"/>
    </style:style>
    <style:style style:name="P38" style:family="paragraph" style:parent-style-name="Text_20_body" style:list-style-name="L18"/>
    <style:style style:name="P39" style:family="paragraph" style:parent-style-name="Text_20_body" style:list-style-name="L18">
      <style:paragraph-properties fo:margin-top="0in" fo:margin-bottom="0in" style:contextual-spacing="false"/>
    </style:style>
    <style:style style:name="T1" style:family="text">
      <style:text-properties fo:font-variant="normal" fo:text-transform="none" fo:letter-spacing="normal" fo:font-style="normal" fo:font-weight="normal" loext:padding="0in" loext:border="none"/>
    </style:style>
    <style:style style:name="T2" style:family="text">
      <style:text-properties fo:font-variant="normal" fo:text-transform="none" fo:font-size="32pt" fo:letter-spacing="normal" fo:font-style="normal" fo:font-weight="normal" style:font-size-asian="32pt" style:font-size-complex="32pt" loext:padding="0in" loext:border="none"/>
    </style:style>
    <style:style style:name="T3" style:family="text">
      <style:text-properties fo:font-variant="normal" fo:text-transform="none" fo:color="#000000" loext:opacity="100%" style:font-name="Carlito" fo:font-size="16pt" fo:letter-spacing="normal" fo:font-style="normal" fo:font-weight="normal" officeooo:rsid="0016068a" style:font-size-asian="16pt" style:font-size-complex="16pt" loext:padding="0in" loext:border="none"/>
    </style:style>
    <style:style style:name="T4" style:family="text">
      <style:text-properties fo:font-variant="normal" fo:text-transform="none" fo:color="#c9211e" loext:opacity="100%" style:font-name="Carlito" fo:font-size="16pt" fo:letter-spacing="normal" fo:font-style="normal" fo:font-weight="normal" style:font-size-asian="16pt" style:font-size-complex="16pt" loext:padding="0in" loext:border="none"/>
    </style:style>
    <style:style style:name="T5" style:family="text">
      <style:text-properties fo:color="#c9211e" loext:opacity="100%" style:font-name="Carlito" fo:font-size="16pt" style:font-size-asian="16pt" style:font-size-complex="16pt"/>
    </style:style>
    <style:style style:name="T6" style:family="text">
      <style:text-properties fo:color="#000000" loext:opacity="100%"/>
    </style:style>
    <style:style style:name="T7" style:family="text">
      <style:text-properties fo:color="#000000" loext:opacity="100%" officeooo:rsid="00195a44"/>
    </style:style>
    <style:style style:name="T8" style:family="text">
      <style:text-properties fo:color="#000000" loext:opacity="100%" officeooo:rsid="0016068a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2">Data Quality Review</text:span></text:p>
      <text:p text:style-name="P5"><text:span text:style-name="T2"/></text:p>
      <text:p text:style-name="P6">a brief description of the dataset and its structure;</text:p>
      <text:p text:style-name="P6"/>
      <text:p text:style-name="P6"><text:bookmark text:name="page32R_mcid14"/>a summary of missingness <text:s text:c="2"/><text:bookmark text:name="page32R_mcid15"/>; <text:s text:c="2"/></text:p>
      <text:p text:style-name="P9">An initial assessment of missing values was conducted across all variables in the dataset. The results showed that several fields contained substantial missingness:</text:p>
      <text:list text:style-name="L1">
        <text:list-item>
          <text:p text:style-name="P8"><text:span text:style-name="Strong_20_Emphasis"><text:span text:style-name="T6">passenger_count</text:span></text:span><text:span text:style-name="T6">: 2,267,572 missing values </text:span></text:p>
        </text:list-item>
        <text:list-item>
          <text:p text:style-name="P8"><text:span text:style-name="Strong_20_Emphasis"><text:span text:style-name="T6">RatecodeID</text:span></text:span><text:span text:style-name="T6">: 2,264,213 missing values </text:span></text:p>
        </text:list-item>
        <text:list-item>
          <text:p text:style-name="P8"><text:span text:style-name="Strong_20_Emphasis"><text:span text:style-name="T6">store_and_fwd_flag</text:span></text:span><text:span text:style-name="T6">: 2,264,213 missing values </text:span></text:p>
        </text:list-item>
        <text:list-item>
          <text:p text:style-name="P8"><text:span text:style-name="Strong_20_Emphasis"><text:span text:style-name="T6">congestion_surcharge</text:span></text:span><text:span text:style-name="T6">: 2,264,213 missing values </text:span></text:p>
        </text:list-item>
        <text:list-item>
          <text:p text:style-name="P8"><text:span text:style-name="Strong_20_Emphasis"><text:span text:style-name="T6">Airport_fee</text:span></text:span><text:span text:style-name="T6">: 2,263,828 missing values </text:span></text:p>
        </text:list-item>
        <text:list-item>
          <text:p text:style-name="P7"><text:span text:style-name="Strong_20_Emphasis"><text:span text:style-name="T6">payment_type</text:span></text:span><text:span text:style-name="T6">: 1,702 missing values </text:span></text:p>
        </text:list-item>
      </text:list>
      <text:p text:style-name="P10">All other variables were complete.</text:p>
      <text:p text:style-name="Text_20_body"><text:span text:style-name="T6">This pattern suggests that missingness is </text:span><text:span text:style-name="Strong_20_Emphasis"><text:span text:style-name="T6">not random</text:span></text:span><text:span text:style-name="T6">, as multiple related operational fields share nearly identical counts of missing values. This may indicate a systematic issue in data collection or recording for certain trips.</text:span></text:p>
      <text:p text:style-name="P11"><text:span text:style-name="T8">While we can deal with columns like payment_type other columns which all of them has more than 2m row </text:span><text:span text:style-name="T7">is</text:span><text:span text:style-name="T8"> missing we will need client intervention </text:span></text:p>
      <text:p text:style-name="P11"><text:span text:style-name="T7">for </text:span><text:span text:style-name="T8">payment_type </text:span><text:span text:style-name="T7">we can fill the missing values with the mode of the column.</text:span></text:p>
      <text:p text:style-name="P11"><text:span text:style-name="T4"><text:line-break/>a summary of duplicate or near-duplicate issues</text:span></text:p>
      <text:h text:style-name="P3" text:outline-level="3">Identification of Duplicates</text:h>
      <text:p text:style-name="Text_20_body"><text:span text:style-name="T6">To assess duplication, records were evaluated for exact matches across all variables </text:span><text:span text:style-name="Strong_20_Emphasis"><text:span text:style-name="T6">excluding the unique identifier (</text:span></text:span><text:span text:style-name="Strong_20_Emphasis"><text:span text:style-name="Source_20_Text"><text:span text:style-name="T6">trip_id</text:span></text:span></text:span><text:span text:style-name="Strong_20_Emphasis"><text:span text:style-name="T6">)</text:span></text:span><text:span text:style-name="T6">. The </text:span><text:span text:style-name="Source_20_Text"><text:span text:style-name="T6">trip_id</text:span></text:span><text:span text:style-name="T6"> field was intentionally omitted from this check, as duplicate trips may still be assigned different IDs due to system or recording processes.</text:span></text:p>
      <text:p text:style-name="P10">Duplicates were therefore defined as records with identical values across all other attributes.</text:p>
      <text:p text:style-name="P1"/>
      <text:h text:style-name="P4" text:outline-level="3">Results</text:h>
      <text:p text:style-name="P10">The duplicate detection process yielded the following results:</text:p>
      <text:list text:style-name="L3">
        <text:list-item>
          <text:p text:style-name="P13"><text:span text:style-name="Strong_20_Emphasis"><text:span text:style-name="T6">Total records before removal</text:span></text:span><text:span text:style-name="T6">: 11,200,280 </text:span></text:p>
        </text:list-item>
        <text:list-item>
          <text:p text:style-name="P13"><text:span text:style-name="Strong_20_Emphasis"><text:span text:style-name="T6">Total records after removal</text:span></text:span><text:span text:style-name="T6">: 11,198,026 </text:span></text:p>
        </text:list-item>
        <text:list-item>
          <text:p text:style-name="P12"><text:span text:style-name="Strong_20_Emphasis"><text:span text:style-name="T6">Number of duplicates removed</text:span></text:span><text:span text:style-name="T6">: 2,254 </text:span></text:p>
        </text:list-item>
      </text:list>
      <text:p text:style-name="P1"/>
      <text:h text:style-name="P4" text:outline-level="3"><text:soft-page-break/>Interpretation</text:h>
      <text:p text:style-name="Text_20_body"><text:span text:style-name="T6">The number of duplicate records identified is relatively small compared to the total dataset size (approximately 0.02% of all observations). This suggests that exact duplication is </text:span><text:span text:style-name="Strong_20_Emphasis"><text:span text:style-name="T6">not a major data quality issue</text:span></text:span><text:span text:style-name="T6"> in this dataset.</text:span></text:p>
      <text:p text:style-name="P14"><text:span text:style-name="T6">Now for the near duplicates : &lt;NEED MORE&gt;</text:span></text:p>
      <text:p text:style-name="P6"><text:bookmark text:name="page32R_mcid17"/><text:line-break/>The main irregularities found; <text:line-break/>the rules used to identify them; <text:bookmark text:name="page32R_mcid21"/><text:line-break/>The potential effect of these issues on business interpretation; <text:bookmark text:name="page32R_mcid23"/><text:line-break/>The action proposed for each major issue: keep, recode, correct, exclude, flag, or <text:line-break/>review in sensitivity analysis; <text:bookmark text:name="page32R_mcid25"/><text:line-break/>Any important assumptions made during preprocessing.</text:p>
      <text:h text:style-name="P2" text:outline-level="2">Detection of Irregular and Anomalous Values</text:h>
      <text:p text:style-name="Text_20_body">This section focuses on identifying <text:span text:style-name="Strong_20_Emphasis">unusual values</text:span>, including:</text:p>
      <text:list text:style-name="L4">
        <text:list-item>
          <text:p text:style-name="P16">Outliers in numerical variables </text:p>
        </text:list-item>
        <text:list-item>
          <text:p text:style-name="P16">Invalid values not present in lookup tables </text:p>
        </text:list-item>
        <text:list-item>
          <text:p text:style-name="P15">Logical inconsistencies between variables </text:p>
        </text:list-item>
      </text:list>
      <text:p text:style-name="Text_20_body">The analysis was conducted using a combination of <text:span text:style-name="Strong_20_Emphasis">distributional inspection (e.g., boxplots, summaries)</text:span> and <text:span text:style-name="Strong_20_Emphasis">rule-based validation</text:span>.</text:p>
      <text:p text:style-name="Horizontal_20_Line"/>
      <text:h text:style-name="Heading_20_3" text:outline-level="3">1. Fare Amount (Outlier Detection and Correction)</text:h>
      <text:p text:style-name="Text_20_body">Initial exploration of the <text:span text:style-name="Strong_20_Emphasis">fare_amount</text:span> variable revealed extreme values, with a maximum exceeding <text:span text:style-name="Strong_20_Emphasis">800,000</text:span>, which is not consistent with realistic taxi fares.</text:p>
      <text:p text:style-name="Text_20_body">Further analysis showed:</text:p>
      <text:list text:style-name="L5">
        <text:list-item>
          <text:p text:style-name="P18">A small number of observations with fares exceeding <text:span text:style-name="Strong_20_Emphasis">500 USD</text:span> </text:p>
        </text:list-item>
        <text:list-item>
          <text:p text:style-name="P17">Several extreme outliers reaching tens or hundreds of thousands </text:p>
        </text:list-item>
      </text:list>
      <text:p text:style-name="Text_20_body">Given typical urban taxi pricing, such values are highly implausible and likely due to <text:span text:style-name="Strong_20_Emphasis">data entry or system errors</text:span>.</text:p>
      <text:h text:style-name="Heading_20_4" text:outline-level="4">Rules Applied:</text:h>
      <text:list text:style-name="L6">
        <text:list-item>
          <text:p text:style-name="P20">Observations with <text:span text:style-name="Strong_20_Emphasis">fare_amount ≥ 500</text:span> were excluded </text:p>
        </text:list-item>
        <text:list-item>
          <text:p text:style-name="P19">Negative fare values were converted to positive values, assuming <text:span text:style-name="Strong_20_Emphasis">sign entry errors</text:span> </text:p>
        </text:list-item>
      </text:list>
      <text:h text:style-name="Heading_20_4" text:outline-level="4">Rationale:</text:h>
      <text:p text:style-name="Text_20_body">Extreme values can disproportionately influence averages and distort pricing analysis. Negative fares are not meaningful in this context and are most likely recording errors.</text:p>
      <text:p text:style-name="Horizontal_20_Line"/>
      <text:h text:style-name="Heading_20_3" text:outline-level="3"><text:soft-page-break/>2. Temporal Consistency (Pickup Date)</text:h>
      <text:p text:style-name="Text_20_body">The dataset was examined for temporal consistency by extracting the <text:span text:style-name="Strong_20_Emphasis">month</text:span> from pickup timestamps.</text:p>
      <text:p text:style-name="Text_20_body">Findings:</text:p>
      <text:list text:style-name="L7">
        <text:list-item>
          <text:p text:style-name="P22">The dataset is expected to represent trips from a specific time period (primarily early 2025) </text:p>
        </text:list-item>
        <text:list-item>
          <text:p text:style-name="P22">However, a very small number of records were found in: </text:p>
          <text:list>
            <text:list-item>
              <text:p text:style-name="P22">Month 12 (December) </text:p>
            </text:list-item>
            <text:list-item>
              <text:p text:style-name="P21">Month 4 (April) </text:p>
            </text:list-item>
          </text:list>
        </text:list-item>
      </text:list>
      <text:p text:style-name="Text_20_body">These records are extremely rare and inconsistent with the overall distribution.</text:p>
      <text:h text:style-name="Heading_20_4" text:outline-level="4">Rules Applied:</text:h>
      <text:list text:style-name="L8">
        <text:list-item>
          <text:p text:style-name="P23">Observations from <text:span text:style-name="Strong_20_Emphasis">months 12 and 4 were removed</text:span> </text:p>
        </text:list-item>
      </text:list>
      <text:h text:style-name="Heading_20_4" text:outline-level="4">Rationale:</text:h>
      <text:p text:style-name="Text_20_body">These values are likely due to data entry errors or misaligned timestamps and are not representative of the dataset’s intended time scope.</text:p>
      <text:p text:style-name="Horizontal_20_Line"/>
      <text:h text:style-name="Heading_20_3" text:outline-level="3">3. Passenger Count (Data Type Consistency)</text:h>
      <text:p text:style-name="Text_20_body">The <text:span text:style-name="Strong_20_Emphasis">passenger_count</text:span> variable contained non-integer values (e.g., 1.2888), which are not logically valid.</text:p>
      <text:h text:style-name="Heading_20_4" text:outline-level="4">Rule Applied:</text:h>
      <text:list text:style-name="L9">
        <text:list-item>
          <text:p text:style-name="P24">Values were <text:span text:style-name="Strong_20_Emphasis">rounded to the nearest integer</text:span> </text:p>
        </text:list-item>
      </text:list>
      <text:h text:style-name="Heading_20_4" text:outline-level="4">Rationale:</text:h>
      <text:p text:style-name="Text_20_body">Passenger count must be a discrete variable. Non-integer values likely result from prior imputation or data corruption.</text:p>
      <text:p text:style-name="Horizontal_20_Line"/>
      <text:h text:style-name="Heading_20_3" text:outline-level="3">4. RatecodeID (Lookup Table Consistency)</text:h>
      <text:p text:style-name="Text_20_body">The <text:span text:style-name="Strong_20_Emphasis">RatecodeID</text:span> variable was checked against its expected valid values (based on a lookup table). Several invalid or unexpected values were identified, including:</text:p>
      <text:list text:style-name="L10">
        <text:list-item>
          <text:p text:style-name="P26">Negative values (e.g., -1) </text:p>
        </text:list-item>
        <text:list-item>
          <text:p text:style-name="P26">Values not present in the lookup (e.g., 12, 88) </text:p>
        </text:list-item>
        <text:list-item>
          <text:p text:style-name="P25">Non-integer values </text:p>
        </text:list-item>
      </text:list>
      <text:h text:style-name="Heading_20_4" text:outline-level="4">Rules Applied:</text:h>
      <text:list text:style-name="L11">
        <text:list-item>
          <text:p text:style-name="P28">Non-integer values were mapped to the nearest valid category </text:p>
        </text:list-item>
        <text:list-item>
          <text:p text:style-name="P28">Invalid values were recoded as follows: </text:p>
          <text:list>
            <text:list-item>
              <text:p text:style-name="P28">-1 → 1 </text:p>
            </text:list-item>
            <text:list-item>
              <text:p text:style-name="P28">12 → 6 </text:p>
            </text:list-item>
            <text:list-item>
              <text:p text:style-name="P27"><text:soft-page-break/>88 → 99 </text:p>
            </text:list-item>
          </text:list>
        </text:list-item>
      </text:list>
      <text:h text:style-name="Heading_20_4" text:outline-level="4">Rationale:</text:h>
      <text:p text:style-name="Text_20_body">These corrections were based on proximity to valid categories and assumed data entry errors. However, such transformations introduce assumptions and should be interpreted cautiously.</text:p>
      <text:p text:style-name="Horizontal_20_Line"/>
      <text:h text:style-name="Heading_20_3" text:outline-level="3">5. Trip Distance (Outlier and Consistency Check)</text:h>
      <text:p text:style-name="Text_20_body">The <text:span text:style-name="Strong_20_Emphasis">trip_distance</text:span> variable exhibited extreme values, including distances exceeding <text:span text:style-name="Strong_20_Emphasis">300,000 miles</text:span>, which are clearly unrealistic.</text:p>
      <text:p text:style-name="Text_20_body">A cross-check between <text:span text:style-name="Strong_20_Emphasis">trip_distance</text:span> and <text:span text:style-name="Strong_20_Emphasis">fare_amount</text:span> revealed major inconsistencies:</text:p>
      <text:list text:style-name="L12">
        <text:list-item>
          <text:p text:style-name="P29">Extremely large distances paired with very low fares (e.g., 100,000+ miles for ~$10–$20) </text:p>
        </text:list-item>
      </text:list>
      <text:p text:style-name="Text_20_body">This indicates <text:span text:style-name="Strong_20_Emphasis">corrupted or invalid records</text:span>.</text:p>
      <text:h text:style-name="Heading_20_4" text:outline-level="4">Rules Applied:</text:h>
      <text:list text:style-name="L13">
        <text:list-item>
          <text:p text:style-name="P30">Observations with <text:span text:style-name="Strong_20_Emphasis">trip_distance &gt; 100 miles were removed</text:span> </text:p>
        </text:list-item>
      </text:list>
      <text:h text:style-name="Heading_20_4" text:outline-level="4">Rationale:</text:h>
      <text:p text:style-name="Text_20_body">Trips exceeding 100 miles are highly unlikely in a standard urban taxi dataset. Additionally, the mismatch between distance and fare confirms that these records are unreliable.</text:p>
      <text:p text:style-name="Horizontal_20_Line"/>
      <text:h text:style-name="Heading_20_3" text:outline-level="3">6. Payment Type (Invalid Categories)</text:h>
      <text:p text:style-name="Text_20_body">The <text:span text:style-name="Strong_20_Emphasis">payment_type</text:span> variable was validated against expected categories. The following issues were identified:</text:p>
      <text:list text:style-name="L14">
        <text:list-item>
          <text:p text:style-name="P32">Presence of invalid categories (e.g., 7, 8, 9) </text:p>
        </text:list-item>
        <text:list-item>
          <text:p text:style-name="P31">Rare or ambiguous categories (e.g., “unknown”, “voided”) </text:p>
        </text:list-item>
      </text:list>
      <text:h text:style-name="Heading_20_4" text:outline-level="4">Rule Applied:</text:h>
      <text:list text:style-name="L15">
        <text:list-item>
          <text:p text:style-name="P34">Only valid categories were retained: <text:span text:style-name="Strong_20_Emphasis">{0, 1, 2, 3, 4, 5, 6}</text:span> </text:p>
        </text:list-item>
        <text:list-item>
          <text:p text:style-name="P33">All other values were excluded </text:p>
        </text:list-item>
      </text:list>
      <text:h text:style-name="Heading_20_4" text:outline-level="4">Rationale:</text:h>
      <text:p text:style-name="Text_20_body">Invalid categories likely result from data corruption or inconsistent encoding and could distort payment behavior analysis.</text:p>
      <text:p text:style-name="Horizontal_20_Line"/>
      <text:h text:style-name="Heading_20_3" text:outline-level="3">7. Total Amount (Sign Consistency)</text:h>
      <text:p text:style-name="Text_20_body">The <text:span text:style-name="Strong_20_Emphasis">total_amount</text:span> variable contained a significant number of negative values (~186,936 records), which is not logically valid for total trip cost.</text:p>
      <text:h text:style-name="Heading_20_4" text:outline-level="4"><text:soft-page-break/>Rule Applied:</text:h>
      <text:list text:style-name="L16">
        <text:list-item>
          <text:p text:style-name="P35">Negative values were converted to positive values </text:p>
        </text:list-item>
      </text:list>
      <text:h text:style-name="Heading_20_4" text:outline-level="4">Rationale:</text:h>
      <text:p text:style-name="Text_20_body">Total trip cost should always be non-negative. Negative values are assumed to result from sign errors during data entry.</text:p>
      <text:p text:style-name="Horizontal_20_Line"/>
      <text:h text:style-name="Heading_20_2" text:outline-level="2">Key Assumptions and Limitations</text:h>
      <text:list text:style-name="L17">
        <text:list-item>
          <text:p text:style-name="P37">Several corrections (e.g., converting negatives to positives, mapping invalid categories) assume <text:span text:style-name="Strong_20_Emphasis">data entry errors rather than true edge cases</text:span> </text:p>
        </text:list-item>
        <text:list-item>
          <text:p text:style-name="P37">Outlier removal thresholds (e.g., fare &lt; 500, distance ≤ 100) are based on <text:span text:style-name="Strong_20_Emphasis">domain reasoning rather than strict business rules</text:span> </text:p>
        </text:list-item>
        <text:list-item>
          <text:p text:style-name="P36">Some variables (e.g., RatecodeID, payment_type) depend on <text:span text:style-name="Strong_20_Emphasis">external lookup tables</text:span>, and incorrect mappings may introduce bias </text:p>
        </text:list-item>
      </text:list>
      <text:p text:style-name="Horizontal_20_Line"/>
      <text:h text:style-name="Heading_20_2" text:outline-level="2">Potential Impact on Business Interpretation</text:h>
      <text:list text:style-name="L18">
        <text:list-item>
          <text:p text:style-name="P39">Removing extreme outliers improves <text:span text:style-name="Strong_20_Emphasis">stability of averages and models</text:span> </text:p>
        </text:list-item>
        <text:list-item>
          <text:p text:style-name="P39">However, aggressive filtering may exclude rare but valid high-value trips </text:p>
        </text:list-item>
        <text:list-item>
          <text:p text:style-name="P39">Recoding invalid values may introduce <text:span text:style-name="Strong_20_Emphasis">systematic bias</text:span> if assumptions are incorrect </text:p>
        </text:list-item>
        <text:list-item>
          <text:p text:style-name="P38">Failure to address these issues would result in <text:span text:style-name="Strong_20_Emphasis">misleading insights</text:span>, particularly in pricing, demand, and operational analysis</text:p>
        </text:list-item>
      </text:list>
      <text:p text:style-name="P6"/>
      <text:p text:style-name="P6"/>
      <text:p text:style-name="P6"/>
      <text:p text:style-name="P5"><text:span text:style-name="T2"><text:line-break/></text:span><text:lin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Carlito" svg:font-family="Carlito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12T09:58:30.187812062</meta:creation-date>
    <meta:generator>LibreOffice/24.2.7.2$Linux_X86_64 LibreOffice_project/420$Build-2</meta:generator>
    <dc:date>2026-04-12T10:41:33.349547439</dc:date>
    <meta:editing-duration>PT19M41S</meta:editing-duration>
    <meta:editing-cycles>3</meta:editing-cycles>
    <meta:document-statistic meta:table-count="0" meta:image-count="0" meta:object-count="0" meta:page-count="5" meta:paragraph-count="109" meta:word-count="1080" meta:character-count="7311" meta:non-whitespace-character-count="6326"/>
  </office:meta>
</office:document-meta>
</file>